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8.064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stBySea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0 Light Years Away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Lot to Say</text:p>
          </table:table-cell>
          <table:table-cell office:value-type="string" calcext:value-type="string">
            <text:p>Sleep in.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M. 180</text:p>
          </table:table-cell>
          <table:table-cell office:value-type="string" calcext:value-type="string">
            <text:p>Grandaddy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ident Prone</text:p>
          </table:table-cell>
          <table:table-cell office:value-type="string" calcext:value-type="string">
            <text:p>Jawbreak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Simple Creature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Banner Pilot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s Violent, All is Bright</text:p>
          </table:table-cell>
          <table:table-cell office:value-type="string" calcext:value-type="string">
            <text:p>God Is An Astronau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Too Well (10 Minute Version) (Taylor's Version)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ready Gone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hem Part Two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qua Tofana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ractive Today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 Rock</text:p>
          </table:table-cell>
          <table:table-cell office:value-type="string" calcext:value-type="string">
            <text:p>Mogwai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Unleash the Arch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 There Waiting</text:p>
          </table:table-cell>
          <table:table-cell office:value-type="string" calcext:value-type="string">
            <text:p>The Paper Exi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 Mountain Side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American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own Away</text:p>
          </table:table-cell>
          <table:table-cell office:value-type="string" calcext:value-type="string">
            <text:p>DOGSTA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derline</text:p>
          </table:table-cell>
          <table:table-cell office:value-type="string" calcext:value-type="string">
            <text:p>Strangers by Acciden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ne on the FM Waves of the Hear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bble Dream</text:p>
          </table:table-cell>
          <table:table-cell office:value-type="string" calcext:value-type="string">
            <text:p>Cho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ic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fortably Numb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erning Hobbits</text:p>
          </table:table-cell>
          <table:table-cell office:value-type="string" calcext:value-type="string">
            <text:p>Howard Shor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dy Stomp - <text:s/>bonus tr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00msday</text:p>
          </table:table-cell>
          <table:table-cell office:value-type="string" calcext:value-type="string">
            <text:p>Sir Sl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edalus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cing with Myself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rksi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 Reckoning</text:p>
          </table:table-cell>
          <table:table-cell office:value-type="string" calcext:value-type="string">
            <text:p>Clint Mansell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!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molition Lover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olation Row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ty Little Secret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less Sleep</text:p>
          </table:table-cell>
          <table:table-cell office:value-type="string" calcext:value-type="string">
            <text:p>Vacant Ski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 II (Odesza Remix)</text:p>
          </table:table-cell>
          <table:table-cell office:value-type="string" calcext:value-type="string">
            <text:p>Emancipato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mous Last Word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Blown Meltdown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eral for a Friend / Love Lies Bleeding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 a Life</text:p>
          </table:table-cell>
          <table:table-cell office:value-type="string" calcext:value-type="string">
            <text:p>No Motiv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Point Nort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rt's All Gone Interlu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 Ye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The Blank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cus Pocus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coming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p a Plan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Pigeons Playing Ping Pong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w To Fly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 Feeling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Gotta Girlfriend</text:p>
          </table:table-cell>
          <table:table-cell office:value-type="string" calcext:value-type="string">
            <text:p>The Queer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MISS 2003</text:p>
          </table:table-cell>
          <table:table-cell office:value-type="string" calcext:value-type="string">
            <text:p>AS IT I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ally Wish I Hated You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member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Want You (She's So Heavy)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rlud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The Sidh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's All Coming Back to Me Now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ked on Green Beer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ie All Over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Children of Bodo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us of Suburbia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nny Rotten</text:p>
          </table:table-cell>
          <table:table-cell office:value-type="string" calcext:value-type="string">
            <text:p>The Soap Girl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scade</text:p>
          </table:table-cell>
          <table:table-cell office:value-type="string" calcext:value-type="string">
            <text:p>Animals As Leader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ep My Balance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ds in America</text:p>
          </table:table-cell>
          <table:table-cell office:value-type="string" calcext:value-type="string">
            <text:p>Billie Joe Armstrong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 of Wishful Thinking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ghts of Cydon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nstantine</text:p>
          </table:table-cell>
          <table:table-cell office:value-type="string" calcext:value-type="string">
            <text:p>Something Corporat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 Chanson De Jacky</text:p>
          </table:table-cell>
          <table:table-cell office:value-type="string" calcext:value-type="string">
            <text:p>Secret Chiefs 3 / Traditionalist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's Go</text:p>
          </table:table-cell>
          <table:table-cell office:value-type="string" calcext:value-type="string">
            <text:p>Travis Barker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fe And Death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ght in the Distance</text:p>
          </table:table-cell>
          <table:table-cell office:value-type="string" calcext:value-type="string">
            <text:p>Ogeaz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ycanthrop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DamnSure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ddle Aged Masterpiece</text:p>
          </table:table-cell>
          <table:table-cell office:value-type="string" calcext:value-type="string">
            <text:p>Radical Radic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lou</text:p>
          </table:table-cell>
          <table:table-cell office:value-type="string" calcext:value-type="string">
            <text:p>Agent Orang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y Business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rn Lov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in' Right Along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r. Brightsid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W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rrator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se Halya Vody</text:p>
          </table:table-cell>
          <table:table-cell office:value-type="string" calcext:value-type="string">
            <text:p>Tyt i Tam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wegian Wood</text:p>
          </table:table-cell>
          <table:table-cell office:value-type="string" calcext:value-type="string">
            <text:p>Victor Woot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ly in Dreams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My Head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 PA YA!!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Gob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richor</text:p>
          </table:table-cell>
          <table:table-cell office:value-type="string" calcext:value-type="string">
            <text:p>Phish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vo Pivo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mon Them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e Ey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WVND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rple Rain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Marcus Mill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Kaiser Chief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Storm Seek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O.S.</text:p>
          </table:table-cell>
          <table:table-cell office:value-type="string" calcext:value-type="string">
            <text:p>Matt Skiba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viors</text:p>
          </table:table-cell>
          <table:table-cell office:value-type="string" calcext:value-type="string">
            <text:p>The View // The Life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ven Seas of Rhy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ytalk</text:p>
          </table:table-cell>
          <table:table-cell office:value-type="string" calcext:value-type="string">
            <text:p>Beats Antiqu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Alien Ant Far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ata No. 14 "Moonlight" in C-Sharp</text:p>
          </table:table-cell>
          <table:table-cell office:value-type="string" calcext:value-type="string">
            <text:p>Ludwig von Beethov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ljacker Part I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uare Hammer</text:p>
          </table:table-cell>
          <table:table-cell office:value-type="string" calcext:value-type="string">
            <text:p>Melodicka Bro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cy's Mom</text:p>
          </table:table-cell>
          <table:table-cell office:value-type="string" calcext:value-type="string">
            <text:p>Fountains of Wayn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ving Dog</text:p>
          </table:table-cell>
          <table:table-cell office:value-type="string" calcext:value-type="string">
            <text:p>Screaming Femal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holm Syndrom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Angel and the On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Captai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Pretender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Remembrance Ballad</text:p>
          </table:table-cell>
          <table:table-cell office:value-type="string" calcext:value-type="string">
            <text:p>Vitamin String Quarte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 From Schindler's List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ngs That Are Good</text:p>
          </table:table-cell>
          <table:table-cell office:value-type="string" calcext:value-type="string">
            <text:p>The Kook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Could Be Lov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After Time</text:p>
          </table:table-cell>
          <table:table-cell office:value-type="string" calcext:value-type="string">
            <text:p>Quietdriv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to Wast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 track</text:p>
          </table:table-cell>
          <table:table-cell office:value-type="string" calcext:value-type="string">
            <text:p>Machine Gun Kell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ctory Celebration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king Death March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king Up</text:p>
          </table:table-cell>
          <table:table-cell office:value-type="string" calcext:value-type="string">
            <text:p>Kero Kero Bonit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king with the Dead</text:p>
          </table:table-cell>
          <table:table-cell office:value-type="string" calcext:value-type="string">
            <text:p>Blank Displa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ching the Boats with My Dad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ight of Love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lcome Home</text:p>
          </table:table-cell>
          <table:table-cell office:value-type="string" calcext:value-type="string">
            <text:p>Coheed and Cambri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Joey Ramon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rring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 &amp; Me</text:p>
          </table:table-cell>
          <table:table-cell office:value-type="string" calcext:value-type="string">
            <text:p>MEUT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Bad Wolve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ave Dat Money (feat. Fetty Wap &amp; Rich Homie Quan)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9 Luftballons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Hunger In Your Haunt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out A Girl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Eyes On Me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I Wanted (feat. Mark Hoppus)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ico</text:p>
          </table:table-cell>
          <table:table-cell office:value-type="string" calcext:value-type="string">
            <text:p>Billy Joel Armstrong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dote For Irony</text:p>
          </table:table-cell>
          <table:table-cell office:value-type="string" calcext:value-type="string">
            <text:p>So They Say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yone Else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Escape the Fat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 (Pt. 2)</text:p>
          </table:table-cell>
          <table:table-cell office:value-type="string" calcext:value-type="string">
            <text:p>We Were Shark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 Sweet</text:p>
          </table:table-cell>
          <table:table-cell office:value-type="string" calcext:value-type="string">
            <text:p>Japanese Breakfa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 Of Me</text:p>
          </table:table-cell>
          <table:table-cell office:value-type="string" calcext:value-type="string">
            <text:p>The Starting Lin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 Space/Stand By Me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 plane pour moi</text:p>
          </table:table-cell>
          <table:table-cell office:value-type="string" calcext:value-type="string">
            <text:p>Plastic Bertrand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't Hold Us (feat. Ray Dalton)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ción para mañana</text:p>
          </table:table-cell>
          <table:table-cell office:value-type="string" calcext:value-type="string">
            <text:p>Los Bunkers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pathia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e On Eileen</text:p>
          </table:table-cell>
          <table:table-cell office:value-type="string" calcext:value-type="string">
            <text:p>Dexys Midnight Runn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ver You (feat. Travis Barker)</text:p>
          </table:table-cell>
          <table:table-cell office:value-type="string" calcext:value-type="string">
            <text:p>The Hun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s Krokodil</text:p>
          </table:table-cell>
          <table:table-cell office:value-type="string" calcext:value-type="string">
            <text:p>AnnenMayKanterei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r Beer</text:p>
          </table:table-cell>
          <table:table-cell office:value-type="string" calcext:value-type="string">
            <text:p>The Bombpop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ember (again) (feat. Mark Hoppus)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't Call Me Peanu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Willy William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phoria</text:p>
          </table:table-cell>
          <table:table-cell office:value-type="string" calcext:value-type="string">
            <text:p>Angels &amp; Airwave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d My Own Way</text:p>
          </table:table-cell>
          <table:table-cell office:value-type="string" calcext:value-type="string">
            <text:p>Arrested Youth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Fiona</text:p>
          </table:table-cell>
          <table:table-cell office:value-type="string" calcext:value-type="string">
            <text:p>No Use For A Nam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ngnam Styl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ves You Hell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ne Away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Girls Go Bad (feat. Leighton Meester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wing Up (feat. Mark Hoppus)</text:p>
          </table:table-cell>
          <table:table-cell office:value-type="string" calcext:value-type="string">
            <text:p>McFl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te Me (Sometimes)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yloft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rt Of A Champion (feat. Papa Roach &amp; Ice Nine Kills)</text:p>
          </table:table-cell>
          <table:table-cell office:value-type="string" calcext:value-type="string">
            <text:p>Hollywood Undead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ilutaan</text:p>
          </table:table-cell>
          <table:table-cell office:value-type="string" calcext:value-type="string">
            <text:p>Tiktak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e Come the Rome Plows</text:p>
          </table:table-cell>
          <table:table-cell office:value-type="string" calcext:value-type="string">
            <text:p>Drive Like Jehu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ps Don't Lie (feat. Wyclef Jean)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nter's Moo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evan Polkka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's Oh So Quiet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nny Was A Friend Of Min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si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Sound</text:p>
          </table:table-cell>
          <table:table-cell office:value-type="string" calcext:value-type="string">
            <text:p>State Champ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layer (feat. BABYMETAL)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 Ciudad</text:p>
          </table:table-cell>
          <table:table-cell office:value-type="string" calcext:value-type="string">
            <text:p>El Shirot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bomb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Lilith Cza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 + Joseph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tta True Crime</text:p>
          </table:table-cell>
          <table:table-cell office:value-type="string" calcext:value-type="string">
            <text:p>Penelope Scott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Dies You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cid Dreams</text:p>
          </table:table-cell>
          <table:table-cell office:value-type="string" calcext:value-type="string">
            <text:p>Juice WRL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sters (feat. Demi Lovato and blackbear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s. Robinson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der and Scully</text:p>
          </table:table-cell>
          <table:table-cell office:value-type="string" calcext:value-type="string">
            <text:p>Catatonia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bble Nibble (feat. Tom Delonge and Sherri Dupree-Bemis)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Hals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 For The Rocks And One For The Scary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ycho (feat. Mark Hoppus)</text:p>
          </table:table-cell>
          <table:table-cell office:value-type="string" calcext:value-type="string">
            <text:p>Amy Shark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-Entry (feat. Mark Hoppus)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bel Girl</text:p>
          </table:table-cell>
          <table:table-cell office:value-type="string" calcext:value-type="string">
            <text:p>Bikini Kill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 Show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'n Roll Assistance</text:p>
          </table:table-cell>
          <table:table-cell office:value-type="string" calcext:value-type="string">
            <text:p>Psykup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away Beach</text:p>
          </table:table-cell>
          <table:table-cell office:value-type="string" calcext:value-type="string">
            <text:p>Ramon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by Soho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di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otty Doesn't Know</text:p>
          </table:table-cell>
          <table:table-cell office:value-type="string" calcext:value-type="string">
            <text:p>Lustr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otonin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venteen Going Under</text:p>
          </table:table-cell>
          <table:table-cell office:value-type="string" calcext:value-type="string">
            <text:p>Sam Fend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Go_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y Away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c Transit Gloria ... Glory Fades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8er Boi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Eisl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ooth (feat. Rob Thomas)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ng For Isabell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ay Paint It Black</text:p>
          </table:table-cell>
          <table:table-cell office:value-type="string" calcext:value-type="string">
            <text:p>Hawthorne Heigh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rman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day Rai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stes Like Kevin Bacon</text:p>
          </table:table-cell>
          <table:table-cell office:value-type="string" calcext:value-type="string">
            <text:p>iwrestledabearonc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be Nema</text:p>
          </table:table-cell>
          <table:table-cell office:value-type="string" calcext:value-type="string">
            <text:p>Klooch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allad of Mona Lisa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est Thing (That Never Happened)</text:p>
          </table:table-cell>
          <table:table-cell office:value-type="string" calcext:value-type="string">
            <text:p>We Are The In Crowd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End of the Ga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Funeral</text:p>
          </table:table-cell>
          <table:table-cell office:value-type="string" calcext:value-type="string">
            <text:p>YUNGBLUD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arden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dal Waves (feat. Mark Hoppus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e Is Running Out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ny Voices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st Me</text:p>
          </table:table-cell>
          <table:table-cell office:value-type="string" calcext:value-type="string">
            <text:p>Sincere Enginee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Übers Ende der Welt</text:p>
          </table:table-cell>
          <table:table-cell office:value-type="string" calcext:value-type="string">
            <text:p>Tokio Hote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derstatement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olenza Domestic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iting by Myself (feat. Dave Hause)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 Are We So Broken</text:p>
          </table:table-cell>
          <table:table-cell office:value-type="string" calcext:value-type="string">
            <text:p>Steve Aoki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'd You Bring A Shotgun To The Party</text:p>
          </table:table-cell>
          <table:table-cell office:value-type="string" calcext:value-type="string">
            <text:p>The Pretty Reckles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Stone Sou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nderwall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 Bluen Eira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a Soshla S Uma</text:p>
          </table:table-cell>
          <table:table-cell office:value-type="string" calcext:value-type="string">
            <text:p>t.A.T.u.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 Oughta Know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混ぜるな危険</text:p>
          </table:table-cell>
          <table:table-cell office:value-type="string" calcext:value-type="string">
            <text:p>trico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David Sully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st Century (Digital Boy)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90</text:p>
          </table:table-cell>
          <table:table-cell office:value-type="string" calcext:value-type="string">
            <text:p>Andrew Garfield, Joshua Henry, Vanessa Hudgens, Robin de Jesus, Alexandra Shipp, MJ Rodriguez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Of Me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Signs Point To Lauderdale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other Sunny Day</text:p>
          </table:table-cell>
          <table:table-cell office:value-type="string" calcext:value-type="string">
            <text:p>Bell and Sebastia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 Time Goes By</text:p>
          </table:table-cell>
          <table:table-cell office:value-type="string" calcext:value-type="string">
            <text:p>Dooley Wils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 My Escape (Acoustic)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Don't Cr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That Sing</text:p>
          </table:table-cell>
          <table:table-cell office:value-type="string" calcext:value-type="string">
            <text:p>Viola Beac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Will Be Bugs</text:p>
          </table:table-cell>
          <table:table-cell office:value-type="string" calcext:value-type="string">
            <text:p>Cavetow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ooklyn Bridge To Choru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le on the Hill - Acoustic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lsea Dagger</text:p>
          </table:table-cell>
          <table:table-cell office:value-type="string" calcext:value-type="string">
            <text:p>The Fratell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y Of Ocala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vilization (Bongo, Bongo, Bongo)</text:p>
          </table:table-cell>
          <table:table-cell office:value-type="string" calcext:value-type="string">
            <text:p>Danny Kaye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eveland, OH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ffs Of Dover</text:p>
          </table:table-cell>
          <table:table-cell office:value-type="string" calcext:value-type="string">
            <text:p>Eric Johns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ubbed to Death - Kurayamino Variation</text:p>
          </table:table-cell>
          <table:table-cell office:value-type="string" calcext:value-type="string">
            <text:p>Rob Douga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on People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za Kuduro</text:p>
          </table:table-cell>
          <table:table-cell office:value-type="string" calcext:value-type="string">
            <text:p>Don Omar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ode - Acoustic Version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Look Back into the Sun</text:p>
          </table:table-cell>
          <table:table-cell office:value-type="string" calcext:value-type="string">
            <text:p>The Libertin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eam A Little Dream Of Me</text:p>
          </table:table-cell>
          <table:table-cell office:value-type="string" calcext:value-type="string">
            <text:p>Ella Fitzgerald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ive - Acoustic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el of the Fates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rything Comes Down To Poo - Original Version</text:p>
          </table:table-cell>
          <table:table-cell office:value-type="string" calcext:value-type="string">
            <text:p>Zach Braff, Stephanie D'Abruzzo, Donald Fais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 Baltimore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ver Yours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ndma Plays the Numbers</text:p>
          </table:table-cell>
          <table:table-cell office:value-type="string" calcext:value-type="string">
            <text:p>Wynonie Harri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aranteed</text:p>
          </table:table-cell>
          <table:table-cell office:value-type="string" calcext:value-type="string">
            <text:p>Eddie Vedd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owed Be Thy Name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yloft II (Burning Barn Acoustic)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t Waves</text:p>
          </table:table-cell>
          <table:table-cell office:value-type="string" calcext:value-type="string">
            <text:p>Glass Animal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Seattle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, I'm In Delawar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Wilson Phillip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land, 1945</text:p>
          </table:table-cell>
          <table:table-cell office:value-type="string" calcext:value-type="string">
            <text:p>Neutral Milk Hotel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ngarian Rhapsody No. 2 in C-Sharp Minor, S. 244/2</text:p>
          </table:table-cell>
          <table:table-cell office:value-type="string" calcext:value-type="string">
            <text:p>Franz Liszt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yster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Don't Want to Set the World on Fire</text:p>
          </table:table-cell>
          <table:table-cell office:value-type="string" calcext:value-type="string">
            <text:p>The Ink Spot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Want You To Want Me</text:p>
          </table:table-cell>
          <table:table-cell office:value-type="string" calcext:value-type="string">
            <text:p>Letters To Cle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Home For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Loving You (Forever)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m Shipping Up To Boston</text:p>
          </table:table-cell>
          <table:table-cell office:value-type="string" calcext:value-type="string">
            <text:p>Dropkick Murphy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R. Kelly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 the Mood</text:p>
          </table:table-cell>
          <table:table-cell office:value-type="string" calcext:value-type="string">
            <text:p>Glenn Mill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Don't Mean a Thing (If It Ain't Got That Swing)</text:p>
          </table:table-cell>
          <table:table-cell office:value-type="string" calcext:value-type="string">
            <text:p>Duke Ellingt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Ends Tonight - Acoustic Version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's Been a Long, Long Time</text:p>
          </table:table-cell>
          <table:table-cell office:value-type="string" calcext:value-type="string">
            <text:p>Harry Jame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 A Girl - Radio 1 Live Acoustic Version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Catfish and the Bottlem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Louis Armstrong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Edith Piaf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ding Feet Firs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in Title - From "Lost"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 and Denver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et Me at the Mall, Bring Your Swim Trunks</text:p>
          </table:table-cell>
          <table:table-cell office:value-type="string" calcext:value-type="string">
            <text:p>A Great Pig Pile of Le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y - Acoustic Version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Might Man</text:p>
          </table:table-cell>
          <table:table-cell office:value-type="string" calcext:value-type="string">
            <text:p>Roy Brow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CHVRCH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s II M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untains - MTV Unplugged Live at Roundhouse, Londo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y Heart Will Go On - Love Theme from "Titanic"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cturnes, Op. 9: No. 2 in E-Flat Major. Andante</text:p>
          </table:table-cell>
          <table:table-cell office:value-type="string" calcext:value-type="string">
            <text:p>Frederic Chopi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tshell - Live at the Majestic Theatre, Brooklyn, NY - April 1996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lympic Airways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y Rock Anthem</text:p>
          </table:table-cell>
          <table:table-cell office:value-type="string" calcext:value-type="string">
            <text:p>LMFA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s The Dutchie</text:p>
          </table:table-cell>
          <table:table-cell office:value-type="string" calcext:value-type="string">
            <text:p>Musical Yout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fect - Acoustic Version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Johnny Merc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Marmoze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 Right Hand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heory of a Deadma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rs - Acoustic Version</text:p>
          </table:table-cell>
          <table:table-cell office:value-type="string" calcext:value-type="string">
            <text:p>Papa Roach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mi-Charmed Lif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's A God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ut Up and Dance - Live Acoustic - 2015</text:p>
          </table:table-cell>
          <table:table-cell office:value-type="string" calcext:value-type="string">
            <text:p>WALK THE MOO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akes on a Plane (Bring It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r Patch Kids</text:p>
          </table:table-cell>
          <table:table-cell office:value-type="string" calcext:value-type="string">
            <text:p>Bryce Vin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al My Sunshin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mmertime</text:p>
          </table:table-cell>
          <table:table-cell office:value-type="string" calcext:value-type="string">
            <text:p>DJ Jazzy Jeff &amp; The Fresh Princ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flower - Spider-Man: Into the Spiderverse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azio Ba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-Shirt Weather</text:p>
          </table:table-cell>
          <table:table-cell office:value-type="string" calcext:value-type="string">
            <text:p>Cirva W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ars in Heaven - Acoustic; Live at MTV Unplugged, Bray Film Studios</text:p>
          </table:table-cell>
          <table:table-cell/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Simpsons Them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Way I Tend To Be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rn It Off</text:p>
          </table:table-cell>
          <table:table-cell office:value-type="string" calcext:value-type="string">
            <text:p>Scott Barnhardt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a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ndicated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king Up In Vegas - Live At MTV Unplugged, 2009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lcome Home (Sanitarium)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rewolves of London</text:p>
          </table:table-cell>
          <table:table-cell office:value-type="string" calcext:value-type="string">
            <text:p>Warren Zevo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Did You Sleep Last Night</text:p>
          </table:table-cell>
          <table:table-cell office:value-type="string" calcext:value-type="string">
            <text:p>Lead Bell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Is My Mind?</text:p>
          </table:table-cell>
          <table:table-cell office:value-type="string" calcext:value-type="string">
            <text:p>Pixie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skey In The Jar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te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y Don't You Get A Job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de Awak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u Know My Name - From "Casino Royale" Soundtrack</text:p>
          </table:table-cell>
          <table:table-cell office:value-type="string" calcext:value-type="string">
            <text:p>Chris Cornel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YZ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ombie - Acoustic Version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I've Had) The Time of My Life</text:p>
          </table:table-cell>
          <table:table-cell office:value-type="string" calcext:value-type="string">
            <text:p>Bill Medle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 Seventy Sumthin'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Slaughter to Prevai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6 Quite Bitter Beings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Part Of Me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out Damn Time</text:p>
          </table:table-cell>
          <table:table-cell office:value-type="string" calcext:value-type="string">
            <text:p>Lizzo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idental Babies</text:p>
          </table:table-cell>
          <table:table-cell office:value-type="string" calcext:value-type="string">
            <text:p>Damien Ri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on Black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the Dy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James Newton Howard, Hans Zimm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 You're a Haunted House</text:p>
          </table:table-cell>
          <table:table-cell office:value-type="string" calcext:value-type="string">
            <text:p>Gerard Way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, It's Cold Outside</text:p>
          </table:table-cell>
          <table:table-cell office:value-type="string" calcext:value-type="string">
            <text:p>Lydia Liza, Josiah Lemanski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ckstabber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Day</text:p>
          </table:table-cell>
          <table:table-cell office:value-type="string" calcext:value-type="string">
            <text:p>Charlotte Sand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oved</text:p>
          </table:table-cell>
          <table:table-cell office:value-type="string" calcext:value-type="string">
            <text:p>Mumford &amp; So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od In My Eyes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w Me Away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 The Witch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ing Heart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l Me Little Sunshin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ian Missile Crisis</text:p>
          </table:table-cell>
          <table:table-cell office:value-type="string" calcext:value-type="string">
            <text:p>Dead Cros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(Baby Please Come Home)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at</text:p>
          </table:table-cell>
          <table:table-cell office:value-type="string" calcext:value-type="string">
            <text:p>Julian Casablanca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rcadian Rhythm (Last Dance)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ser</text:p>
          </table:table-cell>
          <table:table-cell office:value-type="string" calcext:value-type="string">
            <text:p>Boyce Avenu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e B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gregation Of The Damned</text:p>
          </table:table-cell>
          <table:table-cell office:value-type="string" calcext:value-type="string">
            <text:p>Atreyu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ash Bandicoot Main Theme</text:p>
          </table:table-cell>
          <table:table-cell office:value-type="string" calcext:value-type="string">
            <text:p>Vicarious Visions Audio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Florida Georgia Lin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White L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 Cup</text:p>
          </table:table-cell>
          <table:table-cell office:value-type="string" calcext:value-type="string">
            <text:p>Mom Jeans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N'T TELL THE BOYS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 of a Good Thing</text:p>
          </table:table-cell>
          <table:table-cell office:value-type="string" calcext:value-type="string">
            <text:p>Cory Well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ror Operato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 Fallen In Love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ything's Gonna Be Cool This Christmas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-Mis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l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 Around and Find Out</text:p>
          </table:table-cell>
          <table:table-cell office:value-type="string" calcext:value-type="string">
            <text:p>Ten Foot Po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liz Navidad</text:p>
          </table:table-cell>
          <table:table-cell office:value-type="string" calcext:value-type="string">
            <text:p>Jose Feliciano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ever Bloom</text:p>
          </table:table-cell>
          <table:table-cell office:value-type="string" calcext:value-type="string">
            <text:p>Chelsea Gri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Past to Present</text:p>
          </table:table-cell>
          <table:table-cell office:value-type="string" calcext:value-type="string">
            <text:p>Jeremy Sou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 Santa Go!</text:p>
          </table:table-cell>
          <table:table-cell office:value-type="string" calcext:value-type="string">
            <text:p>The Wiggle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d of War Ragnarök (feat. Eivør)</text:p>
          </table:table-cell>
          <table:table-cell office:value-type="string" calcext:value-type="string">
            <text:p>Bear McCreary, Eivø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od Riddance</text:p>
          </table:table-cell>
          <table:table-cell office:value-type="string" calcext:value-type="string">
            <text:p>Darren Korb, Ashley Barrett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y Veins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Eliza &amp; The Delusional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 Theme</text:p>
          </table:table-cell>
          <table:table-cell office:value-type="string" calcext:value-type="string">
            <text:p>John Carpent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Martin O'Donnell, Michael Salvatori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ppier</text:p>
          </table:table-cell>
          <table:table-cell office:value-type="string" calcext:value-type="string">
            <text:p>Cast of Zoey's Extraordinary Playli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k! The Herald Angels Sing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te Me</text:p>
          </table:table-cell>
          <table:table-cell office:value-type="string" calcext:value-type="string">
            <text:p>Blue October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isfit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re to Forever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dward Sharpe &amp; The Magnetic Zero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nger Strike</text:p>
          </table:table-cell>
          <table:table-cell office:value-type="string" calcext:value-type="string">
            <text:p>Temple Of The Dog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Don't Know What Christmas Is (But Christmastime Is Here)</text:p>
          </table:table-cell>
          <table:table-cell office:value-type="string" calcext:value-type="string">
            <text:p>Old 97'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Was Never There</text:p>
          </table:table-cell>
          <table:table-cell office:value-type="string" calcext:value-type="string">
            <text:p>The Weeknd, Gesaffelstei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'll Never Tell</text:p>
          </table:table-cell>
          <table:table-cell office:value-type="string" calcext:value-type="string">
            <text:p>Buff the Vampire Slayer Ca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o the Blue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's Quiet Uptown</text:p>
          </table:table-cell>
          <table:table-cell office:value-type="string" calcext:value-type="string">
            <text:p>Renee Elise Goldsberry, Lin-Manuel Miranda, Phillipa Soo, Original Broadways Cast of Hamilt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t Lag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iggle Jiggle</text:p>
          </table:table-cell>
          <table:table-cell office:value-type="string" calcext:value-type="string">
            <text:p>Duke &amp; Jones, Louis Theroux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 the Turkey</text:p>
          </table:table-cell>
          <table:table-cell office:value-type="string" calcext:value-type="string">
            <text:p>Bob's Bur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er Klowns</text:p>
          </table:table-cell>
          <table:table-cell office:value-type="string" calcext:value-type="string">
            <text:p>The Dick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Brojob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ther and Lace</text:p>
          </table:table-cell>
          <table:table-cell office:value-type="string" calcext:value-type="string">
            <text:p>Stevie Nick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gend of Zelda: Suite</text:p>
          </table:table-cell>
          <table:table-cell office:value-type="string" calcext:value-type="string">
            <text:p>Koji Kondo, Andrew Skeet, London Philharmonic Orchestr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k it Up</text:p>
          </table:table-cell>
          <table:table-cell office:value-type="string" calcext:value-type="string">
            <text:p>No Pressur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st Woods (From "The Legend of Zelda: Ocarina of Time")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llab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x Æterna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king Christmas</text:p>
          </table:table-cell>
          <table:table-cell office:value-type="string" calcext:value-type="string">
            <text:p>Rise Against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imal Instincts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querade: Waltz</text:p>
          </table:table-cell>
          <table:table-cell office:value-type="string" calcext:value-type="string">
            <text:p>Aram Khachaturian, London Symphony Orchestra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terpiece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GALOVANIA</text:p>
          </table:table-cell>
          <table:table-cell office:value-type="string" calcext:value-type="string">
            <text:p>Toby Fox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ry Christmas, Kiss My Ass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dwestern States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bby "Boris" Pickett, The Crypt-Kicker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otsy Collins, Buckethea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Matchbook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r. Roboto</text:p>
          </table:table-cell>
          <table:table-cell office:value-type="string" calcext:value-type="string">
            <text:p>Styx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y Hero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WILLOW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Lies, Just Love</text:p>
          </table:table-cell>
          <table:table-cell office:value-type="string" calcext:value-type="string">
            <text:p>Son, Ambulance, Bright Eye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hing Better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mb / Encore</text:p>
          </table:table-cell>
          <table:table-cell office:value-type="string" calcext:value-type="string">
            <text:p>JAY-Z, Linkin Par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and Out</text:p>
          </table:table-cell>
          <table:table-cell office:value-type="string" calcext:value-type="string">
            <text:p>Twelve Foot Ninj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My Shoulder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anut Butter Waffles</text:p>
          </table:table-cell>
          <table:table-cell office:value-type="string" calcext:value-type="string">
            <text:p>Ryan Caraveo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manent Rebellion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ke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ice Truck</text:p>
          </table:table-cell>
          <table:table-cell office:value-type="string" calcext:value-type="string">
            <text:p>Dead Kennedy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elody: Clash on the Big Bridge -C-</text:p>
          </table:table-cell>
          <table:table-cell office:value-type="string" calcext:value-type="string">
            <text:p>片岡 真悟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sh + Pull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membering Sunda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p &amp; Tear</text:p>
          </table:table-cell>
          <table:table-cell office:value-type="string" calcext:value-type="string">
            <text:p>Mick Gordo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In This Momen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dolph The Red Nosed Reindeer</text:p>
          </table:table-cell>
          <table:table-cell office:value-type="string" calcext:value-type="string">
            <text:p>DMX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nin' (Dying To Live)</text:p>
          </table:table-cell>
          <table:table-cell office:value-type="string" calcext:value-type="string">
            <text:p>2Pac, The Notorious B.I.G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ta's Coming for Us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y It (To My Face)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ary Monsters and Nice Sprites</text:p>
          </table:table-cell>
          <table:table-cell office:value-type="string" calcext:value-type="string">
            <text:p>Skrillex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ke Up Christma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ent Night</text:p>
          </table:table-cell>
          <table:table-cell office:value-type="string" calcext:value-type="string">
            <text:p>Chuck Bill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eepwalking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ake Eater</text:p>
          </table:table-cell>
          <table:table-cell office:value-type="string" calcext:value-type="string">
            <text:p>Cynthia Harrell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ooky, Scary Skeletons - The Undead Tombstone Remix Extende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ill Alive (feat. Sara Quin)</text:p>
          </table:table-cell>
          <table:table-cell office:value-type="string" calcext:value-type="string">
            <text:p>Jonathan Coulton, Sara Qu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angest Faces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bb - A Dub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urban Home / I Like Food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 Mario Bros. Theme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Me or Leave Me</text:p>
          </table:table-cell>
          <table:table-cell office:value-type="string" calcext:value-type="string">
            <text:p>Idina Menze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Your Pick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haikovsky: The Nutcracker, Op. 71, Act II: No. 14c, Pas de deux. Variation II "Dance of the Sugar Plum Fairy"</text:p>
          </table:table-cell>
          <table:table-cell office:value-type="string" calcext:value-type="string">
            <text:p>Pyotr Ilyich Tchaikovsky, Berliner Philharmoniker, Sir Simon Rattl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rrible Things</text:p>
          </table:table-cell>
          <table:table-cell office:value-type="string" calcext:value-type="string">
            <text:p>Mayaday Parad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God It's Friday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, next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The Word Aliv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evendus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and Good Night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for Being a Frien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Mo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s to You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Boy Is Mine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Chipmunk Song (Christmas Don't Be Late)</text:p>
          </table:table-cell>
          <table:table-cell office:value-type="string" calcext:value-type="string">
            <text:p>Alvin &amp; The Chipmunk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DEATH OF PEACE OF MIND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Golden Girls - The Main Title Theme</text:p>
          </table:table-cell>
          <table:table-cell office:value-type="string" calcext:value-type="string">
            <text:p>TV Theme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Legend Of Zelda - Main Theme</text:p>
          </table:table-cell>
          <table:table-cell office:value-type="string" calcext:value-type="string">
            <text:p>Geek Music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Man Comes Around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Santa Went Crazy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We Met</text:p>
          </table:table-cell>
          <table:table-cell office:value-type="string" calcext:value-type="string">
            <text:p>Lord Hur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, Gerard Butler, Emily Rossum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ery First Christma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illage</text:p>
          </table:table-cell>
          <table:table-cell office:value-type="string" calcext:value-type="string">
            <text:p>Wrabel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me of Laura</text:p>
          </table:table-cell>
          <table:table-cell office:value-type="string" calcext:value-type="string">
            <text:p>Akira Yamaok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Rudimental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is Is Halloween</text:p>
          </table:table-cell>
          <table:table-cell office:value-type="string" calcext:value-type="string">
            <text:p>The Citizens of Hallowee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nks fr the Mmrs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ree Cheers For Five Years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tle Theme (From “Rollercoaster Tycoon 2”)</text:p>
          </table:table-cell>
          <table:table-cell office:value-type="string" calcext:value-type="string">
            <text:p>Allister Brimb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wo Is Better Than One</text:p>
          </table:table-cell>
          <table:table-cell office:value-type="string" calcext:value-type="string">
            <text:p>Boys Like Gir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mpires Will Never Hurt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milion, Pt. 2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 MADE PLANS &amp; GOD LAUGHED</text:p>
          </table:table-cell>
          <table:table-cell office:value-type="string" calcext:value-type="string">
            <text:p>Beauty School Dropou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at's This?</text:p>
          </table:table-cell>
          <table:table-cell office:value-type="string" calcext:value-type="string">
            <text:p>Danny Elfma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en We Were Young</text:p>
          </table:table-cell>
          <table:table-cell office:value-type="string" calcext:value-type="string">
            <text:p>Andy Blac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zards in Winter</text:p>
          </table:table-cell>
          <table:table-cell office:value-type="string" calcext:value-type="string">
            <text:p>Trans-Siberian Orchestr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-M@$</text:p>
          </table:table-cell>
          <table:table-cell office:value-type="string" calcext:value-type="string">
            <text:p>Corey Taylor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mas Time of the Year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ll Be In My Heart</text:p>
          </table:table-cell>
          <table:table-cell office:value-type="string" calcext:value-type="string">
            <text:p>Phil Colli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re So Creepy</text:p>
          </table:table-cell>
          <table:table-cell office:value-type="string" calcext:value-type="string">
            <text:p>Ghost Tow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narkand</text:p>
          </table:table-cell>
          <table:table-cell office:value-type="string" calcext:value-type="string">
            <text:p>Nobuo Uematsu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- Epic Version</text:p>
          </table:table-cell>
          <table:table-cell office:value-type="string" calcext:value-type="string">
            <text:p>L'Orchestra Cinematique, Alal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[Cover]</text:p>
          </table:table-cell>
          <table:table-cell office:value-type="string" calcext:value-type="string">
            <text:p>Masters of Sound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ta Halo</text:p>
          </table:table-cell>
          <table:table-cell office:value-type="string" calcext:value-type="string">
            <text:p>Curtis Schweitz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The Jackson 5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 of Spades</text:p>
          </table:table-cell>
          <table:table-cell office:value-type="string" calcext:value-type="string">
            <text:p>Motorhea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 I Ask Of You</text:p>
          </table:table-cell>
          <table:table-cell office:value-type="string" calcext:value-type="string">
            <text:p>Andrew Lloyd Webber, Patrick Wilson, Emmy Rossum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hes of Eden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tronomia</text:p>
          </table:table-cell>
          <table:table-cell office:value-type="string" calcext:value-type="string">
            <text:p>Viceton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bysitters on Acid</text:p>
          </table:table-cell>
          <table:table-cell office:value-type="string" calcext:value-type="string">
            <text:p>Lunachick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 Pancakes</text:p>
          </table:table-cell>
          <table:table-cell office:value-type="string" calcext:value-type="string">
            <text:p>Jack Johnso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 Our Guest</text:p>
          </table:table-cell>
          <table:table-cell office:value-type="string" calcext:value-type="string">
            <text:p>Angela Lansbury, Jerry Orbach, Chorus - Beauty And the Beast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ep Beep I'm a Sheep</text:p>
          </table:table-cell>
          <table:table-cell office:value-type="string" calcext:value-type="string">
            <text:p>LilDeuceDeuce, TomSka, Black Gryph0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tter by You, Better Than Me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yond a Shadow of a Doubt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Do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Smoke Risi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bir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eeding Out</text:p>
          </table:table-cell>
          <table:table-cell office:value-type="string" calcext:value-type="string">
            <text:p>In Flam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Drowning Pool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RR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ng Back Breakfast</text:p>
          </table:table-cell>
          <table:table-cell office:value-type="string" calcext:value-type="string">
            <text:p>A Great Big Pile of Leav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ke By The Ocean</text:p>
          </table:table-cell>
          <table:table-cell office:value-type="string" calcext:value-type="string">
            <text:p>DNC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 You Feel the Love Tonight</text:p>
          </table:table-cell>
          <table:table-cell office:value-type="string" calcext:value-type="string">
            <text:p>Joseph Williams, Sally Dworsky, Nathan Lane, Ernie Sabella, Kristie Edwar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't Hug Every Cat</text:p>
          </table:table-cell>
          <table:table-cell office:value-type="string" calcext:value-type="string">
            <text:p>The Gregory Brothers, Cara Hartman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ry On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Kool &amp; The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metery Driv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And Gone</text:p>
          </table:table-cell>
          <table:table-cell office:value-type="string" calcext:value-type="string">
            <text:p>T.I.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Star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gital World</text:p>
          </table:table-cell>
          <table:table-cell office:value-type="string" calcext:value-type="string">
            <text:p>Amaranth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onsters and Me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g Days Are Over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Disturb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t It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 Scorch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ernal Blue</text:p>
          </table:table-cell>
          <table:table-cell office:value-type="string" calcext:value-type="string">
            <text:p>Spiritbox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'rybody Wants to Be a Cat</text:p>
          </table:table-cell>
          <table:table-cell office:value-type="string" calcext:value-type="string">
            <text:p>Scatman Crothers, Phil Harris, Thuri Ravesncroft, Liz English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ry Thug Needs a Lady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 Water Burn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flies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 Day of My Life</text:p>
          </table:table-cell>
          <table:table-cell office:value-type="string" calcext:value-type="string">
            <text:p>Bright Ey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 Like an Eagle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eak On a Leash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om This Oil Can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Knuckle Puc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 Go Power Rangers (Redux)</text:p>
          </table:table-cell>
          <table:table-cell office:value-type="string" calcext:value-type="string">
            <text:p>Ron Wasserma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d Knows</text:p>
          </table:table-cell>
          <table:table-cell office:value-type="string" calcext:value-type="string">
            <text:p>Knocked Loo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o Goo Muck</text:p>
          </table:table-cell>
          <table:table-cell office:value-type="string" calcext:value-type="string">
            <text:p>The Cramp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t Me Wrong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ardians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d Rolls Off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Brooklan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 and Dry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une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phopopotamus vs. Rhymenocero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s Cheeseburger</text:p>
          </table:table-cell>
          <table:table-cell office:value-type="string" calcext:value-type="string">
            <text:p>VeggieTa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tchin' a Rid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llow Point Sniper Hyperbole</text:p>
          </table:table-cell>
          <table:table-cell office:value-type="string" calcext:value-type="string">
            <text:p>USS (Ubiquitous Synergy Seeker)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Believe in a Thing Called Love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Don't Want to Miss a Thing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na Be Your Dog</text:p>
          </table:table-cell>
          <table:table-cell office:value-type="string" calcext:value-type="string">
            <text:p>The Stoog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over You</text:p>
          </table:table-cell>
          <table:table-cell office:value-type="string" calcext:value-type="string">
            <text:p>Jesse L. Mart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 Violet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he Goo Goo Doll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ckstart My Heart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ller Tofu</text:p>
          </table:table-cell>
          <table:table-cell office:value-type="string" calcext:value-type="string">
            <text:p>Doug &amp; The Bee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ol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Eat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Stay Together</text:p>
          </table:table-cell>
          <table:table-cell office:value-type="string" calcext:value-type="string">
            <text:p>Al Gree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ting Go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blood</text:p>
          </table:table-cell>
          <table:table-cell office:value-type="string" calcext:value-type="string">
            <text:p>Brand of Sacrific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styles of the Rick &amp; Famous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Dreamer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of Your Love</text:p>
          </table:table-cell>
          <table:table-cell office:value-type="string" calcext:value-type="string">
            <text:p>HAI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llipop (Candyman)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Bits (So Do I)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Survives</text:p>
          </table:table-cell>
          <table:table-cell office:value-type="string" calcext:value-type="string">
            <text:p>Irene Cara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ifesto</text:p>
          </table:table-cell>
          <table:table-cell office:value-type="string" calcext:value-type="string">
            <text:p>Nahko And Medicine For The Peop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as of Ravenkroft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Axe-Mas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Go Bye Bye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taken for Strangers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key Wrench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vin' Out (Anthony's Song)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c For a Sushi Restaurant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Summer (Shove It)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Worst Enemy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ghts On Broadway</text:p>
          </table:table-cell>
          <table:table-cell office:value-type="string" calcext:value-type="string">
            <text:p>Bee Gee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 Phone (live)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body Puts Baby in the Corn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hing Else Matter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ean eyes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h!</text:p>
          </table:table-cell>
          <table:table-cell office:value-type="string" calcext:value-type="string">
            <text:p>The Linda Linda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r House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nguins &amp; Polarbears</text:p>
          </table:table-cell>
          <table:table-cell office:value-type="string" calcext:value-type="string">
            <text:p>Millenco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 Cheetah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cture Book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he Amity Afflict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rk Soda</text:p>
          </table:table-cell>
          <table:table-cell office:value-type="string" calcext:value-type="string">
            <text:p>Primu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ur Some Sugar On Me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b Feed</text:p>
          </table:table-cell>
          <table:table-cell office:value-type="string" calcext:value-type="string">
            <text:p>The Cha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yro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 Here In My Arms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fles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dow Moses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e's Kerosene</text:p>
          </table:table-cell>
          <table:table-cell office:value-type="string" calcext:value-type="string">
            <text:p>The Interrupte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At The Night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Through The Heart</text:p>
          </table:table-cell>
          <table:table-cell office:value-type="string" calcext:value-type="string">
            <text:p>Bon Jovi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eep In The Heat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thing Rotten! / Make an Omelette</text:p>
          </table:table-cell>
          <table:table-cell office:value-type="string" calcext:value-type="string">
            <text:p>Brian D'Arcy James, Brad Oscar, 'Something Rotten' Ensembl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where Only We Know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ny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ul Trashing Black Sorcery</text:p>
          </table:table-cell>
          <table:table-cell office:value-type="string" calcext:value-type="string">
            <text:p>Skeletonwitch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s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webs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ingin' Bell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awberry Bubblegum</text:p>
          </table:table-cell>
          <table:table-cell office:value-type="string" calcext:value-type="string">
            <text:p>Justin Timberlak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ch Great Heights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fast Jellyfish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rprise! You're Dead!</text:p>
          </table:table-cell>
          <table:table-cell office:value-type="string" calcext:value-type="string">
            <text:p>Faith No Mor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nesthesia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ke My Breath Awa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enage Kicks</text:p>
          </table:table-cell>
          <table:table-cell office:value-type="string" calcext:value-type="string">
            <text:p>The Underton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Kap Slap, Sammy Arriag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Book Of Love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andy Man - From "Willy Wonka &amp; The Chocolate Factory" Soundtrack</text:p>
          </table:table-cell>
          <table:table-cell office:value-type="string" calcext:value-type="string">
            <text:p>Aubrey Wood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hicken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ycle</text:p>
          </table:table-cell>
          <table:table-cell office:value-type="string" calcext:value-type="string">
            <text:p>Final Confess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Detrimental Ones</text:p>
          </table:table-cell>
          <table:table-cell office:value-type="string" calcext:value-type="string">
            <text:p>The Silenc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Hydra's Teeth</text:p>
          </table:table-cell>
          <table:table-cell office:value-type="string" calcext:value-type="string">
            <text:p>3 Inches Of Bloo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ll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ng and Queen of Gasolin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ast Goodbye</text:p>
          </table:table-cell>
          <table:table-cell office:value-type="string" calcext:value-type="string">
            <text:p>Billy Boy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ovecats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Motivation Proclamation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Truth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nking out Loud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Is Not a Song, It's a Sandwich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Will Be Our Year</text:p>
          </table:table-cell>
          <table:table-cell office:value-type="string" calcext:value-type="string">
            <text:p>The Zombi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at of Joy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s Like Thes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cinity Of Obscenit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ldemort</text:p>
          </table:table-cell>
          <table:table-cell office:value-type="string" calcext:value-type="string">
            <text:p>With Confide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ting Time</text:p>
          </table:table-cell>
          <table:table-cell office:value-type="string" calcext:value-type="string">
            <text:p>The Mowgli'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melon Sugar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lcome the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rewolf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ite Rabbit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llow Cat (Slash) Red Cat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</text:p>
          </table:table-cell>
          <table:table-cell office:value-type="string" calcext:value-type="string">
            <text:p>Lifehous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 On The Rock</text:p>
          </table:table-cell>
          <table:table-cell office:value-type="string" calcext:value-type="string">
            <text:p>Brandi Carli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ll Never Walk Alone</text:p>
          </table:table-cell>
          <table:table-cell office:value-type="string" calcext:value-type="string">
            <text:p>Gerry &amp; The Pacemak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re a Wolf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ng And Beautiful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3AM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Little Bit Alexis (From Schitt's Creek)</text:p>
          </table:table-cell>
          <table:table-cell office:value-type="string" calcext:value-type="string">
            <text:p>Annie Murph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Have</text:p>
          </table:table-cell>
          <table:table-cell office:value-type="string" calcext:value-type="string">
            <text:p>Break Ancho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understand is that I don't understand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My Fault</text:p>
          </table:table-cell>
          <table:table-cell office:value-type="string" calcext:value-type="string">
            <text:p>Fenix T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ything but Ordinary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 You Gonna Go My Way</text:p>
          </table:table-cell>
          <table:table-cell office:value-type="string" calcext:value-type="string">
            <text:p>Lenny Kravitz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d Apple!!</text:p>
          </table:table-cell>
          <table:table-cell office:value-type="string" calcext:value-type="string">
            <text:p>RichaadEB, Christina Ve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nged Up</text:p>
          </table:table-cell>
          <table:table-cell office:value-type="string" calcext:value-type="string">
            <text:p>Rescue Atlanti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rk at the Moon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ter Now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tter Sweet Symphony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 In The Sun</text:p>
          </table:table-cell>
          <table:table-cell office:value-type="string" calcext:value-type="string">
            <text:p>Violent Femm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ed World</text:p>
          </table:table-cell>
          <table:table-cell office:value-type="string" calcext:value-type="string">
            <text:p>Plasma Canv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ody Mary</text:p>
          </table:table-cell>
          <table:table-cell office:value-type="string" calcext:value-type="string">
            <text:p>Clay K Slide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eak Stuff</text:p>
          </table:table-cell>
          <table:table-cell office:value-type="string" calcext:value-type="string">
            <text:p>Limp Bizki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ildings Tumble</text:p>
          </table:table-cell>
          <table:table-cell office:value-type="string" calcext:value-type="string">
            <text:p>MxP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eless Whisper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 Cha Cha</text:p>
          </table:table-cell>
          <table:table-cell office:value-type="string" calcext:value-type="string">
            <text:p>Kaarij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sing Pavements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ose, Like Lovers</text:p>
          </table:table-cell>
          <table:table-cell office:value-type="string" calcext:value-type="string">
            <text:p>Black &amp; Blon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iunctio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fferent Breed</text:p>
          </table:table-cell>
          <table:table-cell office:value-type="string" calcext:value-type="string">
            <text:p>Mela Be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Know Why</text:p>
          </table:table-cell>
          <table:table-cell office:value-type="string" calcext:value-type="string">
            <text:p>Norah Jone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Say You Love Me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TTRUSTME</text:p>
          </table:table-cell>
          <table:table-cell office:value-type="string" calcext:value-type="string">
            <text:p>3OH!3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eam On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ck Duck Goose</text:p>
          </table:table-cell>
          <table:table-cell office:value-type="string" calcext:value-type="string">
            <text:p>cupcakK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t Your Young</text:p>
          </table:table-cell>
          <table:table-cell office:value-type="string" calcext:value-type="string">
            <text:p>Hozi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body Wants To Rule The World</text:p>
          </table:table-cell>
          <table:table-cell office:value-type="string" calcext:value-type="string">
            <text:p>Tears For F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time We Touch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The High Line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ls Apart</text:p>
          </table:table-cell>
          <table:table-cell office:value-type="string" calcext:value-type="string">
            <text:p>Thousand Foot Krutc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est Girl (Bin Laden Song)</text:p>
          </table:table-cell>
          <table:table-cell office:value-type="string" calcext:value-type="string">
            <text:p>The Lonely Islan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Dustin Tebbut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ndations</text:p>
          </table:table-cell>
          <table:table-cell office:value-type="string" calcext:value-type="string">
            <text:p>Kate Nash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Rebecca Black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nhouse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yi I Wanna F Your A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t Schwifty (C-131)</text:p>
          </table:table-cell>
          <table:table-cell office:value-type="string" calcext:value-type="string">
            <text:p>Rick and Mort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ost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rls, Girls, Girls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Your Own Way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ndsome Johnny</text:p>
          </table:table-cell>
          <table:table-cell office:value-type="string" calcext:value-type="string">
            <text:p>Richie Hav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 Of The Momen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hens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llaback Girl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Don't Want to Wait</text:p>
          </table:table-cell>
          <table:table-cell office:value-type="string" calcext:value-type="string">
            <text:p>Paula Col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Miss Having Sex But At Least I Don't Wanna Die Anymore</text:p>
          </table:table-cell>
          <table:table-cell office:value-type="string" calcext:value-type="string">
            <text:p>Waterpark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Touch Myself</text:p>
          </table:table-cell>
          <table:table-cell office:value-type="string" calcext:value-type="string">
            <text:p>Divinyl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'm Too Sexy</text:p>
          </table:table-cell>
          <table:table-cell office:value-type="string" calcext:value-type="string">
            <text:p>Right Said Fre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 We Were Gay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 Don't Come Easy</text:p>
          </table:table-cell>
          <table:table-cell office:value-type="string" calcext:value-type="string">
            <text:p>Ringo Starr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's All Been Done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Rick Springfiel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A Lil' Think (She Juicy)</text:p>
          </table:table-cell>
          <table:table-cell office:value-type="string" calcext:value-type="string">
            <text:p>Trinidad James, Mystikal, 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ds in the Summer</text:p>
          </table:table-cell>
          <table:table-cell office:value-type="string" calcext:value-type="string">
            <text:p>Kid Quill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ll V. Maim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rby's Dreamland</text:p>
          </table:table-cell>
          <table:table-cell office:value-type="string" calcext:value-type="string">
            <text:p>GlitchxCity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Bamba</text:p>
          </table:table-cell>
          <table:table-cell office:value-type="string" calcext:value-type="string">
            <text:p>Ritchie Val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ke a Prayer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Without a Hook</text:p>
          </table:table-cell>
          <table:table-cell office:value-type="string" calcext:value-type="string">
            <text:p>Ricky Montgomer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vin' la Vida Loca</text:p>
          </table:table-cell>
          <table:table-cell office:value-type="string" calcext:value-type="string">
            <text:p>Ricky Martin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 King of Fools</text:p>
          </table:table-cell>
          <table:table-cell office:value-type="string" calcext:value-type="string">
            <text:p>Exploding Onions!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Buzz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Story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gic Danc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 Me Feel</text:p>
          </table:table-cell>
          <table:table-cell office:value-type="string" calcext:value-type="string">
            <text:p>Janelle Mona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TVO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ps For The Getaway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lody for Death</text:p>
          </table:table-cell>
          <table:table-cell office:value-type="string" calcext:value-type="string">
            <text:p>Father Before M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t Car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irlou</text:p>
          </table:table-cell>
          <table:table-cell office:value-type="string" calcext:value-type="string">
            <text:p>Dick Dale &amp; His Del-Ton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MBop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Slang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thern Downpour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ver It</text:p>
          </table:table-cell>
          <table:table-cell office:value-type="string" calcext:value-type="string">
            <text:p>Sweet Joseph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ge 30</text:p>
          </table:table-cell>
          <table:table-cell office:value-type="string" calcext:value-type="string">
            <text:p>Fantom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The Rumble Fish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re Shores</text:p>
          </table:table-cell>
          <table:table-cell office:value-type="string" calcext:value-type="string">
            <text:p>All Saint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Kaleido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'</text:p>
          </table:table-cell>
          <table:table-cell office:value-type="string" calcext:value-type="string">
            <text:p>Adam Lamber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g In Place - Alternate Take</text:p>
          </table:table-cell>
          <table:table-cell office:value-type="string" calcext:value-type="string">
            <text:p>10 Year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It</text:p>
          </table:table-cell>
          <table:table-cell office:value-type="string" calcext:value-type="string">
            <text:p>Daisy Grena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You, Say Me</text:p>
          </table:table-cell>
          <table:table-cell office:value-type="string" calcext:value-type="string">
            <text:p>Lionel Richi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ne I</text:p>
          </table:table-cell>
          <table:table-cell office:value-type="string" calcext:value-type="string">
            <text:p>The Alchemystic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ould I Stay or Should I Go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ut It Dow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Out of Servic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kestack Shrieking</text:p>
          </table:table-cell>
          <table:table-cell office:value-type="string" calcext:value-type="string">
            <text:p>stop.drop.rewin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lairo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lsbury Hill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William Shatner, Ritchie Blackmore, Candice Night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gefright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p In Time</text:p>
          </table:table-cell>
          <table:table-cell office:value-type="string" calcext:value-type="string">
            <text:p>Dick Van Dyk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ptease</text:p>
          </table:table-cell>
          <table:table-cell office:value-type="string" calcext:value-type="string">
            <text:p>carwash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Jonas Brother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Girls</text:p>
          </table:table-cell>
          <table:table-cell office:value-type="string" calcext:value-type="string">
            <text:p>LFO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Skin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per Freak</text:p>
          </table:table-cell>
          <table:table-cell office:value-type="string" calcext:value-type="string">
            <text:p>Rick Jam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ke Me Home Tonight</text:p>
          </table:table-cell>
          <table:table-cell office:value-type="string" calcext:value-type="string">
            <text:p>Eddie Money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ardrop</text:p>
          </table:table-cell>
          <table:table-cell office:value-type="string" calcext:value-type="string">
            <text:p>Massive Attac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Fox (What Does the Fox Say?)</text:p>
          </table:table-cell>
          <table:table-cell office:value-type="string" calcext:value-type="string">
            <text:p>Ylvi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Ghost</text:p>
          </table:table-cell>
          <table:table-cell office:value-type="string" calcext:value-type="string">
            <text:p>So Called Plan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Clark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One That Got Away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Safety Dance</text:p>
          </table:table-cell>
          <table:table-cell office:value-type="string" calcext:value-type="string">
            <text:p>Men Without Hat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Unholy Idol</text:p>
          </table:table-cell>
          <table:table-cell office:value-type="string" calcext:value-type="string">
            <text:p>Mainl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Fastbal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You Go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 Promise You</text:p>
          </table:table-cell>
          <table:table-cell office:value-type="string" calcext:value-type="string">
            <text:p>Richard Marx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s For Real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Must Be the Place (Naive Melody)</text:p>
          </table:table-cell>
          <table:table-cell office:value-type="string" calcext:value-type="string">
            <text:p>Talking Hea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ree Seed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e Her Down</text:p>
          </table:table-cell>
          <table:table-cell office:value-type="string" calcext:value-type="string">
            <text:p>Senses Fai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 the En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Bruno M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y Honesty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bopolk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n Down for What</text:p>
          </table:table-cell>
          <table:table-cell office:value-type="string" calcext:value-type="string">
            <text:p>DJ Snake, Lil J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tti Fruitti</text:p>
          </table:table-cell>
          <table:table-cell office:value-type="string" calcext:value-type="string">
            <text:p>Little Rich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, David Bowi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town Funk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idis Quo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ke Me Up Before You Go-Go</text:p>
          </table:table-cell>
          <table:table-cell office:value-type="string" calcext:value-type="string">
            <text:p>Wham!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at Can You Do?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n I Come Around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Broken Hearts Go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You Go</text:p>
          </table:table-cell>
          <table:table-cell office:value-type="string" calcext:value-type="string">
            <text:p>Day Wav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's The Love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 Do You Think You A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pper Whopper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w, I Can Get Sexual Too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ar to the Day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Make My Dreams (Come True)</text:p>
          </table:table-cell>
          <table:table-cell office:value-type="string" calcext:value-type="string">
            <text:p>Daryl Hall &amp; John Oat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Said</text:p>
          </table:table-cell>
          <table:table-cell office:value-type="string" calcext:value-type="string">
            <text:p>Connor Pric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ydrate Anatomy</text:p>
          </table:table-cell>
          <table:table-cell office:value-type="string" calcext:value-type="string">
            <text:p>Paris Hilton, Alexa Vega, Terrance Zdunich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If You're Wondering If I Want You To) I Want You T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Joe Gets Kicked Out of School for Using) Drugs With Friends (But Says This Isn't a Problem)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You Gotta) Fight For Your Right (To Party!)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 Chords</text:p>
          </table:table-cell>
          <table:table-cell office:value-type="string" calcext:value-type="string">
            <text:p>The Axis of Awesom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Daisy Through Concrete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.K.A. I-D-I-O-T</text:p>
          </table:table-cell>
          <table:table-cell office:value-type="string" calcext:value-type="string">
            <text:p>The Hive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 Falls Down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 (You're Freaking Me Out)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 Beauty/American Psycho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preciation and the Bomb</text:p>
          </table:table-cell>
          <table:table-cell office:value-type="string" calcext:value-type="string">
            <text:p>The Spill Canva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ound the World (La La La La La)</text:p>
          </table:table-cell>
          <table:table-cell office:value-type="string" calcext:value-type="string">
            <text:p>A Touch of Clas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om Bomb Baby</text:p>
          </table:table-cell>
          <table:table-cell office:value-type="string" calcext:value-type="string">
            <text:p>The Five Sta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O.B. - Bombs Over Baghdad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.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by Blue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hind Blue Eyes</text:p>
          </table:table-cell>
          <table:table-cell office:value-type="string" calcext:value-type="string">
            <text:p>The Who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Yellow Taxi</text:p>
          </table:table-cell>
          <table:table-cell office:value-type="string" calcext:value-type="string">
            <text:p>Counting Crow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Butterflies and Deja Vu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mbs Away</text:p>
          </table:table-cell>
          <table:table-cell office:value-type="string" calcext:value-type="string">
            <text:p>ilyaugu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ogie Woogie Dancing Shoes</text:p>
          </table:table-cell>
          <table:table-cell office:value-type="string" calcext:value-type="string">
            <text:p>The Hit Co.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n in the U.S.A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.L.A.U.D.I.A</text:p>
          </table:table-cell>
          <table:table-cell office:value-type="string" calcext:value-type="string">
            <text:p>VUKOVI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yonlands</text:p>
          </table:table-cell>
          <table:table-cell office:value-type="string" calcext:value-type="string">
            <text:p>Person 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2Pac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ZZ Top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rry Bomb</text:p>
          </table:table-cell>
          <table:table-cell office:value-type="string" calcext:value-type="string">
            <text:p>The Runaway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upee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in-Operated Boy</text:p>
          </table:table-cell>
          <table:table-cell office:value-type="string" calcext:value-type="string">
            <text:p>The Dresden Doll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 in a T-Shirt</text:p>
          </table:table-cell>
          <table:table-cell office:value-type="string" calcext:value-type="string">
            <text:p>Portugal, The M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y Doll</text:p>
          </table:table-cell>
          <table:table-cell office:value-type="string" calcext:value-type="string">
            <text:p>Jonathan Coulto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pid's Chokehold</text:p>
          </table:table-cell>
          <table:table-cell office:value-type="string" calcext:value-type="string">
            <text:p>Gym Class Hero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te Without The 'E' (Cut From The Team)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ydreaming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Laundr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ice and Me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WHITE VANS//</text:p>
          </table:table-cell>
          <table:table-cell office:value-type="string" calcext:value-type="string">
            <text:p>KennyHoopl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n't Throw Out My Legos</text:p>
          </table:table-cell>
          <table:table-cell office:value-type="string" calcext:value-type="string">
            <text:p>AJR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rned It (Fifty Shades of Grey)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 Fallen in Love (With Someone You Shouldn't've)</text:p>
          </table:table-cell>
          <table:table-cell office:value-type="string" calcext:value-type="string">
            <text:p>Buzzcock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m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ybody (Backstreet's Back)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it Music (For A Film)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els Like Summer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ally Moving</text:p>
          </table:table-cell>
          <table:table-cell office:value-type="string" calcext:value-type="string">
            <text:p>Pretty Light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ilu</text:p>
          </table:table-cell>
          <table:table-cell office:value-type="string" calcext:value-type="string">
            <text:p>blackbea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.I.N.A.S.F.S.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ngsta's Paradise</text:p>
          </table:table-cell>
          <table:table-cell office:value-type="string" calcext:value-type="string">
            <text:p>Cooli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rl's Not Grey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Girls (Don't Get Used)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t Me Started</text:p>
          </table:table-cell>
          <table:table-cell office:value-type="string" calcext:value-type="string">
            <text:p>Troye Sivan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Eyes</text:p>
          </table:table-cell>
          <table:table-cell office:value-type="string" calcext:value-type="string">
            <text:p>I Am The Avalanch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Light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mmer To Fall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e You Ever Seen The Rain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ing a Blast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odie Weather</text:p>
          </table:table-cell>
          <table:table-cell office:value-type="string" calcext:value-type="string">
            <text:p>The Wonder Yea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w To Ruin Everything (Patience)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am not your gameboy</text:p>
          </table:table-cell>
          <table:table-cell office:value-type="string" calcext:value-type="string">
            <text:p>Freezepop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Like You (A Happier Song)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ll Be Missing You</text:p>
          </table:table-cell>
          <table:table-cell office:value-type="string" calcext:value-type="string">
            <text:p>Didd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Low On Gas And You Need A Jacket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e Ice Baby</text:p>
          </table:table-cell>
          <table:table-cell office:value-type="string" calcext:value-type="string">
            <text:p>Vanilla Ic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icles (Morning Glow)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WT$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's Tricky</text:p>
          </table:table-cell>
          <table:table-cell office:value-type="string" calcext:value-type="string">
            <text:p>Run D.M.C.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NCO</text:p>
          </table:table-cell>
          <table:table-cell office:value-type="string" calcext:value-type="string">
            <text:p>Ca$hrina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suit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icking Pigeons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Devotee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 Friday Night (T.G.I.F.)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BatAA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DN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go House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hts (4444)</text:p>
          </table:table-cell>
          <table:table-cell office:value-type="string" calcext:value-type="string">
            <text:p>nothing,nowhere.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oks Red, Tastes Blue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ying Is the Most Fun a Girl Can Have Without Taking Her Clothes Off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FEO - Pt. 1: Made for Each Other, Pt. 2: You Can Breath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fits T-Shirt</text:p>
          </table:table-cell>
          <table:table-cell office:value-type="string" calcext:value-type="string">
            <text:p>DREAME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 Atomic Bomb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sters of the North</text:p>
          </table:table-cell>
          <table:table-cell office:value-type="string" calcext:value-type="string">
            <text:p>The National Park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 Na Na (Na Na Na Na Na Na Na Na Na)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ked Pictures (Of Your Mother)</text:p>
          </table:table-cell>
          <table:table-cell office:value-type="string" calcext:value-type="string">
            <text:p>Electric Six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BTSA</text:p>
          </table:table-cell>
          <table:table-cell office:value-type="string" calcext:value-type="string">
            <text:p>Joyce Mano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 Shoes in the Coffee Shop (Or Socks)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bstacles</text:p>
          </table:table-cell>
          <table:table-cell office:value-type="string" calcext:value-type="string">
            <text:p>Syd Matter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ld Town Road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iginal Prankster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 My Head (Cable Car)</text:p>
          </table:table-cell>
          <table:table-cell office:value-type="string" calcext:value-type="string">
            <text:p>The Fr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Siobhan Magn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The Town Red</text:p>
          </table:table-cell>
          <table:table-cell office:value-type="string" calcext:value-type="string">
            <text:p>Doja Cat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de Of Punk Rock T-Shirts</text:p>
          </table:table-cell>
          <table:table-cell office:value-type="string" calcext:value-type="string">
            <text:p>Maritim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 Hard</text:p>
          </table:table-cell>
          <table:table-cell office:value-type="string" calcext:value-type="string">
            <text:p>David Guett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Sue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rple Yellow Red and Blu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spberry Beret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dy or Not</text:p>
          </table:table-cell>
          <table:table-cell office:value-type="string" calcext:value-type="string">
            <text:p>Fuge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pped Pant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cky Mountain High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bber Duckie</text:p>
          </table:table-cell>
          <table:table-cell office:value-type="string" calcext:value-type="string">
            <text:p>Ernie, Sesame Stree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.O.B.</text:p>
          </table:table-cell>
          <table:table-cell office:value-type="string" calcext:value-type="string">
            <text:p>Nathaniel Rateliff &amp; The Night Sweat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crimony (Angle of Afterlife)</text:p>
          </table:table-cell>
          <table:table-cell office:value-type="string" calcext:value-type="string">
            <text:p>Kamelo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fari So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rts and Gloves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ort Skirt / Long Jacke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ng For The Moment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metimes (My Brain Doesn't Work)</text:p>
          </table:table-cell>
          <table:table-cell office:value-type="string" calcext:value-type="string">
            <text:p>Somber Hill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Rihann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-Dye Vest</text:p>
          </table:table-cell>
          <table:table-cell office:value-type="string" calcext:value-type="string">
            <text:p>Dream Theat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nish Bombs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y (I Missed You)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FU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aightjacket Feeling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onger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mmer Paradise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rfin' U.S.A.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ater Weather</text:p>
          </table:table-cell>
          <table:table-cell office:value-type="string" calcext:value-type="string">
            <text:p>The Neighbourhoo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Mountain M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(Shipped) Gold Standard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eautiful People</text:p>
          </table:table-cell>
          <table:table-cell office:value-type="string" calcext:value-type="string">
            <text:p>Christina Aguiler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omb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anopy</text:p>
          </table:table-cell>
          <table:table-cell office:value-type="string" calcext:value-type="string">
            <text:p>The Dear Hunt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old, the Dark &amp; the Silence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at</text:p>
          </table:table-cell>
          <table:table-cell office:value-type="string" calcext:value-type="string">
            <text:p>Ingrid Michaels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umbling River</text:p>
          </table:table-cell>
          <table:table-cell office:value-type="string" calcext:value-type="string">
            <text:p>Puscif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Kintsugi Kid (Ten Years)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Last Saskatchewan Pirate</text:p>
          </table:table-cell>
          <table:table-cell office:value-type="string" calcext:value-type="string">
            <text:p>Captain Tracto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mood i'm in / jsyk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Red</text:p>
          </table:table-cell>
          <table:table-cell office:value-type="string" calcext:value-type="string">
            <text:p>Chevell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ong Song</text:p>
          </table:table-cell>
          <table:table-cell office:value-type="string" calcext:value-type="string">
            <text:p>Sisq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Bomb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-Bomb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KO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ys In The Attic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 Blue</text:p>
          </table:table-cell>
          <table:table-cell office:value-type="string" calcext:value-type="string">
            <text:p>boygeni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ma Thurman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done - The Sweater Song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.L.S.T.D.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 Got the Neutron Bomb</text:p>
          </table:table-cell>
          <table:table-cell office:value-type="string" calcext:value-type="string">
            <text:p>The Weirdo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Imaginary Future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cha Say</text:p>
          </table:table-cell>
          <table:table-cell office:value-type="string" calcext:value-type="string">
            <text:p>Jason Derul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ite Flag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ldflowers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DTMHTL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've Got a Friend in Me</text:p>
          </table:table-cell>
          <table:table-cell office:value-type="string" calcext:value-type="string">
            <text:p>Randy Newm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ot Suit Riot</text:p>
          </table:table-cell>
          <table:table-cell office:value-type="string" calcext:value-type="string">
            <text:p>Cherry Poppin' Daddie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’39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lt;/c0de&amp;gt;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 step forward, 3 steps back</text:p>
          </table:table-cell>
          <table:table-cell office:value-type="string" calcext:value-type="string">
            <text:p>Olivia Rodri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2:51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 Guns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or 6 to 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to Life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 Light Year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 to 5</text:p>
          </table:table-cell>
          <table:table-cell office:value-type="string" calcext:value-type="string">
            <text:p>Dolly Part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Few Tomorrows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ross The Universe – Naked Version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fter the Party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Of The Girls You Loved Bef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That She Wants</text:p>
          </table:table-cell>
          <table:table-cell office:value-type="string" calcext:value-type="string">
            <text:p>Ace of Bas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ravity</text:p>
          </table:table-cell>
          <table:table-cell office:value-type="string" calcext:value-type="string">
            <text:p>STARSET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cause of You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e Monday</text:p>
          </table:table-cell>
          <table:table-cell office:value-type="string" calcext:value-type="string">
            <text:p>Org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wie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 Me Shake Me</text:p>
          </table:table-cell>
          <table:table-cell office:value-type="string" calcext:value-type="string">
            <text:p>Savage Garden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Newsboy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lletproof Lov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 You Hear The Music</text:p>
          </table:table-cell>
          <table:table-cell office:value-type="string" calcext:value-type="string">
            <text:p>Ludwig Gorans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't Helping Falling in Love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smic Girl</text:p>
          </table:table-cell>
          <table:table-cell office:value-type="string" calcext:value-type="string">
            <text:p>Jamiroquai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ing 5-4-3-2-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ep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LAX 2194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igarettes After Sex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ath with Dignity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n’t Know Why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.T.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mily of Six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oating in the Forth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y Me To The Moon</text:p>
          </table:table-cell>
          <table:table-cell office:value-type="string" calcext:value-type="string">
            <text:p>Frank Sinatra, Count Bas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ty Six &amp; 2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JVK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llelujah</text:p>
          </table:table-cell>
          <table:table-cell office:value-type="string" calcext:value-type="string">
            <text:p>Jeff Buckle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NEY (ARE U COMING?)</text:p>
          </table:table-cell>
          <table:table-cell office:value-type="string" calcext:value-type="string">
            <text:p>Maneski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w’s It Going to B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Don’t Want To Be Here Either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Love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My Tooth Removed</text:p>
          </table:table-cell>
          <table:table-cell office:value-type="string" calcext:value-type="string">
            <text:p>100 gec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Tried to Draw a Straight Line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anna be your girlfriend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Follow You into the Dark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ll Wait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 the End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galactic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’s Not Over</text:p>
          </table:table-cell>
          <table:table-cell office:value-type="string" calcext:value-type="string">
            <text:p>Secondhand Serenad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ing in Cars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t Love Be Your Energy</text:p>
          </table:table-cell>
          <table:table-cell office:value-type="string" calcext:value-type="string">
            <text:p>Robbie William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nely Da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oks That Kill</text:p>
          </table:table-cell>
          <table:table-cell office:value-type="string" calcext:value-type="string">
            <text:p>Mötley Crü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 Song</text:p>
          </table:table-cell>
          <table:table-cell office:value-type="string" calcext:value-type="string">
            <text:p>Haunt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fool</text:p>
          </table:table-cell>
          <table:table-cell office:value-type="string" calcext:value-type="string">
            <text:p>The Cardigan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ay 16</text:p>
          </table:table-cell>
          <table:table-cell office:value-type="string" calcext:value-type="string">
            <text:p>Lagwag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re Than Word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Scream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Borders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One's Gonna Love You</text:p>
          </table:table-cell>
          <table:table-cell office:value-type="string" calcext:value-type="string">
            <text:p>Band of Horse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mbers (I Can Only Count to Four)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-Eighty By Summe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The Front Bottom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Sleep Tok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cued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cket Man</text:p>
          </table:table-cell>
          <table:table-cell office:value-type="string" calcext:value-type="string">
            <text:p>William Shatner, Steve Hillag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n Away to Mars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ba Yantra</text:p>
          </table:table-cell>
          <table:table-cell office:value-type="string" calcext:value-type="string">
            <text:p>Chick Core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y You'll Be The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eker (Stretch The Night)</text:p>
          </table:table-cell>
          <table:table-cell office:value-type="string" calcext:value-type="string">
            <text:p>Ghost Atla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ven Nation Army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-Boom</text:p>
          </table:table-cell>
          <table:table-cell office:value-type="string" calcext:value-type="string">
            <text:p>The Crew Cut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adowland</text:p>
          </table:table-cell>
          <table:table-cell office:value-type="string" calcext:value-type="string">
            <text:p>Heather Headley, Tsidii Le Loka, Ensemble – The Lion King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 Loves Me So</text:p>
          </table:table-cell>
          <table:table-cell office:value-type="string" calcext:value-type="string">
            <text:p>Anthony Gre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's A War</text:p>
          </table:table-cell>
          <table:table-cell office:value-type="string" calcext:value-type="string">
            <text:p>Lektr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hhh! Golf is On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ow Me the Meaning of Being Lonel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 Much (For) Stardust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ld!</text:p>
          </table:table-cell>
          <table:table-cell office:value-type="string" calcext:value-type="string">
            <text:p>Empire State Bastard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meone Like You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g 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Jam</text:p>
          </table:table-cell>
          <table:table-cell office:value-type="string" calcext:value-type="string">
            <text:p>Quad City DJ’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man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ctacular Girl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r Wars (Main Theme)</text:p>
          </table:table-cell>
          <table:table-cell office:value-type="string" calcext:value-type="string">
            <text:p>John Williams, London Symphony Orchestra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Ghost, Patrick Wil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llar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angers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‘79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Of ‘69</text:p>
          </table:table-cell>
          <table:table-cell office:value-type="string" calcext:value-type="string">
            <text:p>Bryan Adam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permassive Black Hole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ars in Heaven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he 1975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Anthe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Drugs Don’t Work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inal Countdow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reedom to Fuck Off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Kids Aren't Alright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Luckiest</text:p>
          </table:table-cell>
          <table:table-cell office:value-type="string" calcext:value-type="string">
            <text:p>Ben Fold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One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 Is Wh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ree Little Birds</text:p>
          </table:table-cell>
          <table:table-cell office:value-type="string" calcext:value-type="string">
            <text:p>Bob Marley &amp; The Wailer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atalie Imbruglia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ce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rn The Pag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til I Found You</text:p>
          </table:table-cell>
          <table:table-cell office:value-type="string" calcext:value-type="string">
            <text:p>Stephen Sanchez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nus As A Boy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’re Somebody Else</text:p>
          </table:table-cell>
          <table:table-cell office:value-type="string" calcext:value-type="string">
            <text:p>flora cash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r Graduation</text:p>
          </table:table-cell>
          <table:table-cell office:value-type="string" calcext:value-type="string">
            <text:p>Modern Baseball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Bowling For Soup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Milli</text:p>
          </table:table-cell>
          <table:table-cell office:value-type="string" calcext:value-type="string">
            <text:p>Lil Wayne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Ænem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l Downhill From Here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archy in the U.K.</text:p>
          </table:table-cell>
          <table:table-cell office:value-type="string" calcext:value-type="string">
            <text:p>Sex Pistol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 Street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ck In The U.S.S.R.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rbra Streisand</text:p>
          </table:table-cell>
          <table:table-cell office:value-type="string" calcext:value-type="string">
            <text:p>Duck Sauce, A-Trak, Armand Van Helden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zos I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g in Japan</text:p>
          </table:table-cell>
          <table:table-cell office:value-type="string" calcext:value-type="string">
            <text:p>Alphaville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gmouth Strikes Again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dys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eclan McKenna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ddy Holly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ystal Ball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rything Is Alright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rrah Fawcett Hair</text:p>
          </table:table-cell>
          <table:table-cell office:value-type="string" calcext:value-type="string">
            <text:p>Capital Cities, André 3000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 a Pessimist, I’m Pretty Optimistic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got About Dre</text:p>
          </table:table-cell>
          <table:table-cell office:value-type="string" calcext:value-type="string">
            <text:p>Dr. Dre, Eminem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ve ‘Em Hell, Ki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ve Me Novacaine / She’s a Rebel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k Tragedy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ircut</text:p>
          </table:table-cell>
          <table:table-cell office:value-type="string" calcext:value-type="string">
            <text:p>Petey, Miya Folick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ng Loose</text:p>
          </table:table-cell>
          <table:table-cell office:value-type="string" calcext:value-type="string">
            <text:p>Alabama Shake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y Leonardo (She Likes Me for Me)</text:p>
          </table:table-cell>
          <table:table-cell office:value-type="string" calcext:value-type="string">
            <text:p>Blessid Union Of Soul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uston Dubai (Japanese Bonus Track)</text:p>
          </table:table-cell>
          <table:table-cell office:value-type="string" calcext:value-type="string">
            <text:p>Vampire Weekend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Can’t Grow Up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Got Heaven</text:p>
          </table:table-cell>
          <table:table-cell office:value-type="string" calcext:value-type="string">
            <text:p>Mannequin Pussy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Was a Teenage Anarchis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’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 I Had $1,000,000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’s Gonna Be Me</text:p>
          </table:table-cell>
          <table:table-cell office:value-type="string" calcext:value-type="string">
            <text:p>*NSYNC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ckie Chan</text:p>
          </table:table-cell>
          <table:table-cell office:value-type="string" calcext:value-type="string">
            <text:p>Tiësto, Dzeko, Preme, Post Malone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lopsia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k Hoppus</text:p>
          </table:table-cell>
          <table:table-cell office:value-type="string" calcext:value-type="string">
            <text:p>408, Kellin Quinn, Magnolia Park, Joshua Robert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tion Sickness</text:p>
          </table:table-cell>
          <table:table-cell office:value-type="string" calcext:value-type="string">
            <text:p>Phoebe Bridger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y Teeth Hurt</text:p>
          </table:table-cell>
          <table:table-cell office:value-type="string" calcext:value-type="string">
            <text:p>Ezra Furm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 Canada</text:p>
          </table:table-cell>
          <table:table-cell office:value-type="string" calcext:value-type="string">
            <text:p>The Royal Canadian Mounted Police &amp; Solois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tis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inkiller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nini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allel Universe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incess of China</text:p>
          </table:table-cell>
          <table:table-cell office:value-type="string" calcext:value-type="string">
            <text:p>Coldplay, Rihanna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sputin</text:p>
          </table:table-cell>
          <table:table-cell office:value-type="string" calcext:value-type="string">
            <text:p>Boney M.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d Wine Supernova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cket Man (I Think It’s Going To Be A Long, Long Time)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ling 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fe and Sound</text:p>
          </table:table-cell>
          <table:table-cell office:value-type="string" calcext:value-type="string">
            <text:p>Capital Citie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NTI-MENTAL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unny Day Real Estat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e Doesn’t Get It</text:p>
          </table:table-cell>
          <table:table-cell office:value-type="string" calcext:value-type="string">
            <text:p>The Format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Tom Wai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derhead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rf Wax America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ATS WHAT I WANT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Tortured Poets Department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Vast Spoils of America (From the Badlands Through the Ocean)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is Is America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a Thurman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lcome To Japan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ListBySeason.B1257:ListBySeason.D13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0T11:47:54.722354066</dc:date>
    <meta:editing-duration>PT33M45S</meta:editing-duration>
    <meta:editing-cycles>7</meta:editing-cycles>
    <meta:generator>LibreOffice/7.3.7.2$Linux_X86_64 LibreOffice_project/30$Build-2</meta:generator>
    <meta:document-statistic meta:table-count="1" meta:cell-count="5332" meta:object-count="0"/>
  </office:meta>
</office:document-meta>
</file>